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1:02:24.7509958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7T12:47:37.037473594</dc:date>
    <meta:editing-duration>P2DT17H40S</meta:editing-duration>
    <meta:editing-cycles>191</meta:editing-cycles>
    <meta:generator>LibreOffice/6.3.4.2.0$Linux_X86_64 LibreOffice_project/30$Build-2</meta:generator>
    <meta:document-statistic meta:table-count="1" meta:cell-count="1055" meta:object-count="0"/>
  </office:meta>
</office:document-meta>
</file>